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enOffice Demo Template</text:h>
      <text:p text:style-name="P1"/>
      <text:p text:style-name="P1">Field with content form Vaadin Rich Text Box: </text:p>
      <text:p text:style-name="P1"/>
      <text:p text:style-name="P1"><text:text-input text:description="PDXML:content">(PDXML:content)</text:text-inpu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my-bold" style:family="text">
      <style:text-properties fo:font-weight="bold"/>
    </style:style>
    <style:style style:name="my-italic" style:family="text">
      <style:text-properties fo:font-style="italic"/>
    </style:style>
    <style:style style:name="my-underlined" style:family="text"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4-02T12:47:11</meta:creation-date>
    <dc:creator>Jürgen Weismüller</dc:creator>
    <dc:date>2014-05-23T12:21:04.33</dc:date>
    <dc:language>fr-FR</dc:language>
    <meta:editing-cycles>89</meta:editing-cycles>
    <meta:editing-duration>PT13H46M11S</meta:editing-duration>
    <meta:document-statistic meta:table-count="0" meta:image-count="0" meta:object-count="0" meta:page-count="1" meta:paragraph-count="3" meta:word-count="12" meta:character-count="85"/>
    <meta:user-defined meta:name="Info 1"/>
    <meta:user-defined meta:name="Info 2"/>
    <meta:user-defined meta:name="Info 3"/>
    <meta:user-defined meta:name="Info 4"/>
  </office:meta>
</office:document-meta>
</file>